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cccccc" dr3d:horizontal-segments="24" dr3d:vertical-segments="24" dr3d:edge-rounding="10%" dr3d:back-scale="100%" dr3d:end-angle="3600" dr3d:backface-culling="enabled" dr3d:close-front="true" dr3d:close-back="true" dr3d:normals-kind="object" dr3d:normals-direction="inverse" dr3d:texture-filter="enabled" dr3d:emissive-color="#000000" dr3d:specular-color="#ffffff" dr3d:shininess="15%" dr3d:shadow="hidden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9" style:family="graphic" style:parent-style-name="standard">
      <style:graphic-properties draw:stroke="none" svg:stroke-color="#000000" draw:fill="solid" draw:fill-color="#4d4d4d" draw:textarea-horizontal-align="center" draw:textarea-vertical-align="middle" fo:min-height="0.922cm" draw:shadow="hidden"/>
    </style:style>
    <style:style style:name="gr10" style:family="graphic" style:parent-style-name="standard">
      <style:graphic-properties draw:stroke="none" svg:stroke-color="#000000" draw:fill="none" draw:fill-color="#ffffff" fo:min-height="0.742cm"/>
    </style:style>
    <style:style style:name="gr1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5.473cm" svg:height="5.532cm" svg:x="3.07cm" svg:y="13.036cm" dr3d:transform="matrix (1 0 0 0 -0.0759169695511821 0.997114142781139 0 -0.997114142781139 -0.0759169695511821 0cm 0.343530779136228cm 1.04514504861225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495922899238054 0.868323410563123 0.0086563664056618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3" svg:width="7.2cm" svg:height="7.62cm" svg:x="2.244cm" svg:y="11.795cm" dr3d:transform="matrix (1 0 0 0 -0.00247304338827559 0.999996942023524 0 -0.999996942023524 -0.00247304338827559 0cm 0cm 0cm)" dr3d:vrp="(0 0 14385.7142857143)" dr3d:vpn="(0 0 14285.7142857143)" dr3d:projection="perspective" dr3d:distance="0.1cm" dr3d:focal-length="10cm" dr3d:shadow-slant="0" dr3d:shade-mode="gouraud" dr3d:ambient-color="#666666" dr3d:lighting-mode="false">
          <dr3d:light dr3d:diffuse-color="#cccccc" dr3d:direction="(-0.772368269139837 -0.254359069160891 0.5820212373801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z"/>
        </dr3d:scene>
        <dr3d:scene draw:style-name="gr1" svg:width="5.473cm" svg:height="5.532cm" svg:x="8.87cm" svg:y="13.036cm" dr3d:transform="matrix (1 0 0 0 -0.0759169695511821 0.997114142781139 0 -0.997114142781139 -0.0759169695511821 0cm 0.343530779136228cm 1.04514504861225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495922899238054 0.868323410563123 0.0086563664056618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3" svg:width="7.2cm" svg:height="7.62cm" svg:x="8.044cm" svg:y="11.795cm" dr3d:transform="matrix (1 0 0 0 -0.00247304338827559 0.999996942023524 0 -0.999996942023524 -0.00247304338827559 0cm 0cm 0cm)" dr3d:vrp="(0 0 14385.7142857143)" dr3d:vpn="(0 0 14285.7142857143)" dr3d:projection="perspective" dr3d:distance="0.1cm" dr3d:focal-length="10cm" dr3d:shadow-slant="0" dr3d:shade-mode="gouraud" dr3d:ambient-color="#666666" dr3d:lighting-mode="false">
          <dr3d:light dr3d:diffuse-color="#cccccc" dr3d:direction="(-0.772368269139837 -0.254359069160891 0.5820212373801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z"/>
        </dr3d:scene>
        <dr3d:scene draw:style-name="gr5" svg:width="3.818cm" svg:height="3.885cm" svg:x="3.851cm" svg:y="13.397cm" dr3d:transform="matrix (1 0 0 0 0.193828725787985 0.98103538420355 0 -0.98103538420355 0.193828725787985 0cm -1.39169568138582cm -1.42085761434667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337477975246707 0.503990911146882 0.79504828639820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7" svg:width="3.818cm" svg:height="3.885cm" svg:x="9.645cm" svg:y="13.398cm" dr3d:transform="matrix (1 0 0 0 0.193828725787985 0.98103538420355 0 -0.98103538420355 0.193828725787985 0cm -1.39169568138582cm -1.42085761434667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337477975246707 0.503990911146882 0.79504828639820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aw:path draw:style-name="gr9" draw:text-style-name="P1" draw:layer="layout" svg:width="0.434cm" svg:height="0.47cm" svg:x="5.154cm" svg:y="15.986cm" svg:viewBox="0 0 435 471" svg:d="m0 241c0-75 20-134 61-177s93-64 157-64c42 0 79 10 113 30 34 20 60 48 77 84s27 77 27 122c0 46-10 88-28 124-19 36-45 64-79 83-34 18-71 28-111 28-42 0-81-11-114-31-34-21-60-49-77-85-17-36-26-74-26-114zm62 1c0 55 15 98 44 130 30 32 67 47 111 47 45 0 83-16 112-47s44-78 44-136c0-37-7-69-19-97-13-28-31-49-55-64s-51-23-81-23c-43 0-79 14-110 44s-46 78-46 146z">
          <text:p/>
        </draw:path>
        <draw:path draw:style-name="gr9" draw:text-style-name="P1" draw:layer="layout" svg:width="0.306cm" svg:height="0.454cm" svg:x="5.67cm" svg:y="16.026cm" svg:viewBox="0 0 307 455" svg:d="m0 455c0-152 0-303 0-455 102 0 204 0 307 0 0 18 0 36 0 54-83 0-165 0-247 0 0 47 0 93 0 140 71 0 142 0 213 0 0 18 0 36 0 54-71 0-142 0-213 0 0 69 0 138 0 207-20 0-40 0-60 0z">
          <text:p/>
        </draw:path>
        <draw:path draw:style-name="gr9" draw:text-style-name="P1" draw:layer="layout" svg:width="0.306cm" svg:height="0.454cm" svg:x="6.06cm" svg:y="15.994cm" svg:viewBox="0 0 307 455" svg:d="m0 455c0-152 0-303 0-455 102 0 204 0 307 0 0 18 0 36 0 54-83 0-165 0-247 0 0 47 0 93 0 140 71 0 142 0 213 0 0 18 0 36 0 54-71 0-142 0-213 0 0 69 0 138 0 207-20 0-40 0-60 0z">
          <text:p/>
        </draw:path>
        <draw:frame draw:style-name="gr10" draw:layer="layout" svg:width="1.613cm" svg:height="0.992cm" svg:x="10.858cm" svg:y="15.601cm">
          <draw:text-box>
            <text:p>ON</text:p>
          </draw:text-box>
        </draw:frame>
        <dr3d:scene draw:style-name="gr1" svg:width="5.473cm" svg:height="5.532cm" svg:x="3.07cm" svg:y="7.436cm" dr3d:transform="matrix (1 0 0 0 -0.0759169695511821 0.997114142781139 0 -0.997114142781139 -0.0759169695511821 0cm 0.343530779136228cm 1.04514504861225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495922899238054 0.868323410563123 0.0086563664056618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3" svg:width="7.2cm" svg:height="7.62cm" svg:x="2.244cm" svg:y="6.195cm" dr3d:transform="matrix (1 0 0 0 -0.00247304338827559 0.999996942023524 0 -0.999996942023524 -0.00247304338827559 0cm 0cm 0cm)" dr3d:vrp="(0 0 14385.7142857143)" dr3d:vpn="(0 0 14285.7142857143)" dr3d:projection="perspective" dr3d:distance="0.1cm" dr3d:focal-length="10cm" dr3d:shadow-slant="0" dr3d:shade-mode="gouraud" dr3d:ambient-color="#666666" dr3d:lighting-mode="false">
          <dr3d:light dr3d:diffuse-color="#cccccc" dr3d:direction="(-0.772368269139837 -0.254359069160891 0.5820212373801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z"/>
        </dr3d:scene>
        <dr3d:scene draw:style-name="gr1" svg:width="5.473cm" svg:height="5.532cm" svg:x="8.87cm" svg:y="7.436cm" dr3d:transform="matrix (1 0 0 0 -0.0759169695511821 0.997114142781139 0 -0.997114142781139 -0.0759169695511821 0cm 0.343530779136228cm 1.04514504861225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495922899238054 0.868323410563123 0.0086563664056618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3" svg:width="7.2cm" svg:height="7.62cm" svg:x="8.044cm" svg:y="6.195cm" dr3d:transform="matrix (1 0 0 0 -0.00247304338827559 0.999996942023524 0 -0.999996942023524 -0.00247304338827559 0cm 0cm 0cm)" dr3d:vrp="(0 0 14385.7142857143)" dr3d:vpn="(0 0 14285.7142857143)" dr3d:projection="perspective" dr3d:distance="0.1cm" dr3d:focal-length="10cm" dr3d:shadow-slant="0" dr3d:shade-mode="gouraud" dr3d:ambient-color="#666666" dr3d:lighting-mode="false">
          <dr3d:light dr3d:diffuse-color="#cccccc" dr3d:direction="(-0.772368269139837 -0.254359069160891 0.5820212373801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z"/>
        </dr3d:scene>
        <dr3d:scene draw:style-name="gr5" svg:width="3.818cm" svg:height="3.885cm" svg:x="3.851cm" svg:y="7.797cm" dr3d:transform="matrix (1 0 0 0 0.193828725787985 0.98103538420355 0 -0.98103538420355 0.193828725787985 0cm -1.39169568138582cm -1.42085761434667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337477975246707 0.503990911146882 0.79504828639820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7" svg:width="3.818cm" svg:height="3.885cm" svg:x="9.645cm" svg:y="7.798cm" dr3d:transform="matrix (1 0 0 0 0.193828725787985 0.98103538420355 0 -0.98103538420355 0.193828725787985 0cm -1.39169568138582cm -1.42085761434667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0.337477975246707 0.503990911146882 0.79504828639820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3d:scene draw:style-name="gr7" svg:width="2.914cm" svg:height="3.081cm" svg:x="10.114cm" svg:y="8.165cm" dr3d:transform="matrix (1 0 0 0 0.193828725787985 0.98103538420355 0 -0.98103538420355 0.193828725787985 0cm -1.39169568138582cm -1.42085761434667cm)" dr3d:vrp="(0 0 71528.5714285714)" dr3d:vpn="(0 0 71428.5714285714)" dr3d:projection="perspective" dr3d:distance="0.1cm" dr3d:focal-length="10cm" dr3d:shadow-slant="0" dr3d:shade-mode="gouraud" dr3d:ambient-color="#666666" dr3d:lighting-mode="false">
          <dr3d:light dr3d:diffuse-color="#cccccc" dr3d:direction="(-0.285178693397129 -0.220452473431965 0.93277747603061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6250 12500 12500" svg:d="m0-6250h250 1000 1250 2500 2500 2500 2000 500l-65 1277-189 1241-308 1198-421 1148-526 1093-627 1030-720 963-806 888-888 806-963 720-1030 627-1093 526-1148 421-1198 308-1241 189-1277 65"/>
        </dr3d:scene>
        <draw:path draw:style-name="gr9" draw:text-style-name="P1" draw:layer="layout" svg:width="0.434cm" svg:height="0.47cm" svg:x="5.154cm" svg:y="10.386cm" svg:viewBox="0 0 435 471" svg:d="m0 241c0-75 20-134 61-177s93-64 157-64c42 0 79 10 113 30 34 20 60 48 77 84s27 77 27 122c0 46-10 88-28 124-19 36-45 64-79 83-34 18-71 28-111 28-42 0-81-11-114-31-34-21-60-49-77-85-17-36-26-74-26-114zm62 1c0 55 15 98 44 130 30 32 67 47 111 47 45 0 83-16 112-47s44-78 44-136c0-37-7-69-19-97-13-28-31-49-55-64s-51-23-81-23c-43 0-79 14-110 44s-46 78-46 146z">
          <text:p/>
        </draw:path>
        <draw:path draw:style-name="gr9" draw:text-style-name="P1" draw:layer="layout" svg:width="0.306cm" svg:height="0.454cm" svg:x="5.67cm" svg:y="10.426cm" svg:viewBox="0 0 307 455" svg:d="m0 455c0-152 0-303 0-455 102 0 204 0 307 0 0 18 0 36 0 54-83 0-165 0-247 0 0 47 0 93 0 140 71 0 142 0 213 0 0 18 0 36 0 54-71 0-142 0-213 0 0 69 0 138 0 207-20 0-40 0-60 0z">
          <text:p/>
        </draw:path>
        <draw:path draw:style-name="gr9" draw:text-style-name="P1" draw:layer="layout" svg:width="0.306cm" svg:height="0.454cm" svg:x="6.06cm" svg:y="10.394cm" svg:viewBox="0 0 307 455" svg:d="m0 455c0-152 0-303 0-455 102 0 204 0 307 0 0 18 0 36 0 54-83 0-165 0-247 0 0 47 0 93 0 140 71 0 142 0 213 0 0 18 0 36 0 54-71 0-142 0-213 0 0 69 0 138 0 207-20 0-40 0-60 0z">
          <text:p/>
        </draw:path>
        <draw:frame draw:style-name="gr10" draw:layer="layout" svg:width="1.613cm" svg:height="0.992cm" svg:x="10.858cm" svg:y="10.001cm">
          <draw:text-box>
            <text:p>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Norasi" style:font-family-generic-asian="system" style:font-pitch-asian="variable" style:font-size-asian="18pt" style:font-style-asian="normal" style:font-weight-asian="normal" style:font-family-complex="Noras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a Mari</meta:initial-creator>
    <meta:creation-date>2010-06-07T18:18:43</meta:creation-date>
    <dc:date>2010-06-07T20:52:11</dc:date>
    <dc:creator>Luca Mari</dc:creator>
    <meta:editing-duration>PT00H01M21S</meta:editing-duration>
    <meta:editing-cycles>1</meta:editing-cycles>
    <meta:document-statistic meta:object-count="34"/>
    <meta:generator>OpenOffice.org/3.2$Linux OpenOffice.org_project/320m12$Build-9483</meta:generator>
  </office:meta>
</office:document-meta>
</file>